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Helvetica Neue', Helvetica, Arial, sans-serif"/>
    <style:font-face style:name="Lohit Devanagari1" svg:font-family="'Lohit Devanagari'"/>
    <style:font-face style:name="Times New Roman" svg:font-family="'Times New Roman'"/>
    <style:font-face style:name="Liberation Mono" svg:font-family="'Liberation Mono'" style:font-family-generic="modern" style:font-pitch="fixed"/>
    <style:font-face style:name="TeXGyreSchola" svg:font-family="TeXGyreSchol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writing-mode="lr-tb"/>
      <style:text-properties fo:font-size="12pt" fo:font-weight="normal" officeooo:rsid="001e3c07" officeooo:paragraph-rsid="001e3c07" style:font-size-asian="10.5pt" style:font-weight-asian="normal" style:font-size-complex="12pt" style:font-weight-complex="normal"/>
    </style:style>
    <style:style style:name="P2" style:family="paragraph" style:parent-style-name="Standard">
      <style:paragraph-properties fo:text-align="justify" style:justify-single-word="false" style:writing-mode="lr-tb"/>
      <style:text-properties fo:font-size="12pt" fo:font-weight="normal" officeooo:rsid="00247009" officeooo:paragraph-rsid="00247009" style:font-size-asian="10.5pt" style:font-weight-asian="normal" style:font-size-complex="12pt" style:font-weight-complex="normal"/>
    </style:style>
    <style:style style:name="P3" style:family="paragraph" style:parent-style-name="Standard">
      <style:paragraph-properties fo:text-align="start" style:justify-single-word="false" style:writing-mode="lr-tb"/>
      <style:text-properties fo:font-size="12pt" fo:font-weight="bold" officeooo:rsid="00288db0" officeooo:paragraph-rsid="00288db0" style:font-size-asian="10.5pt" style:font-weight-asian="bold" style:font-size-complex="12pt" style:font-weight-complex="bold"/>
    </style:style>
    <style:style style:name="P4" style:family="paragraph" style:parent-style-name="Standard">
      <style:paragraph-properties fo:text-align="justify" style:justify-single-word="false" style:writing-mode="lr-tb"/>
      <style:text-properties fo:font-size="14pt" fo:font-weight="bold" officeooo:rsid="001e3c07" officeooo:paragraph-rsid="001e3c07" style:font-size-asian="14pt" style:font-weight-asian="bold" style:font-size-complex="14pt" style:font-weight-complex="bold"/>
    </style:style>
    <style:style style:name="P5" style:family="paragraph" style:parent-style-name="Standard">
      <style:paragraph-properties fo:text-align="center" style:justify-single-word="false"/>
      <style:text-properties style:font-name="TeXGyreSchola"/>
    </style:style>
    <style:style style:name="P6" style:family="paragraph" style:parent-style-name="Standard">
      <style:paragraph-properties fo:text-align="center" style:justify-single-word="false"/>
      <style:text-properties style:font-name="TeXGyreSchola" officeooo:rsid="000e765c"/>
    </style:style>
    <style:style style:name="P7" style:family="paragraph" style:parent-style-name="Standard">
      <style:paragraph-properties fo:text-align="center" style:justify-single-word="false"/>
      <style:text-properties style:font-name="TeXGyreSchola" fo:font-weight="bold" officeooo:rsid="000e765c" officeooo:paragraph-rsid="000e765c" style:font-weight-asian="bold" style:font-weight-complex="bold"/>
    </style:style>
    <style:style style:name="P8" style:family="paragraph" style:parent-style-name="Standard">
      <style:paragraph-properties fo:text-align="justify" style:justify-single-word="false"/>
      <style:text-properties style:font-name="TeXGyreSchola" fo:font-weight="bold" officeooo:paragraph-rsid="00228014"/>
    </style:style>
    <style:style style:name="P9" style:family="paragraph" style:parent-style-name="Standard">
      <style:paragraph-properties fo:text-align="justify" style:justify-single-word="false"/>
      <style:text-properties style:font-name="TeXGyreSchola" fo:font-weight="bold" officeooo:rsid="00228014" officeooo:paragraph-rsid="00228014"/>
    </style:style>
    <style:style style:name="P10" style:family="paragraph" style:parent-style-name="Standard">
      <style:paragraph-properties fo:text-align="center" style:justify-single-word="false"/>
      <style:text-properties style:font-name="TeXGyreSchola" fo:font-weight="normal" officeooo:rsid="000e765c" officeooo:paragraph-rsid="000e765c" style:font-weight-asian="normal" style:font-weight-complex="normal"/>
    </style:style>
    <style:style style:name="P11" style:family="paragraph" style:parent-style-name="Standard">
      <style:paragraph-properties fo:text-align="justify" style:justify-single-word="false"/>
      <style:text-properties style:font-name="TeXGyreSchola" fo:font-weight="normal" officeooo:rsid="000e765c" officeooo:paragraph-rsid="000e765c" style:font-weight-asian="normal" style:font-weight-complex="normal"/>
    </style:style>
    <style:style style:name="P12" style:family="paragraph" style:parent-style-name="Standard">
      <style:paragraph-properties fo:text-align="center" style:justify-single-word="false"/>
      <style:text-properties style:font-name="TeXGyreSchola" officeooo:rsid="00228014" officeooo:paragraph-rsid="00228014"/>
    </style:style>
    <style:style style:name="P13" style:family="paragraph" style:parent-style-name="Standard">
      <style:paragraph-properties fo:text-align="start" style:justify-single-word="false"/>
      <style:text-properties style:font-name="TeXGyreSchola" fo:font-size="12pt" fo:font-weight="normal" officeooo:rsid="0023b424" officeooo:paragraph-rsid="0023b424"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style:font-name="TeXGyreSchola" fo:font-size="12pt" fo:font-weight="normal" officeooo:rsid="0023b424" officeooo:paragraph-rsid="0023b424" style:font-size-asian="12pt" style:font-weight-asian="normal" style:font-size-complex="12pt" style:font-weight-complex="normal"/>
    </style:style>
    <style:style style:name="P15" style:family="paragraph" style:parent-style-name="Standard">
      <style:paragraph-properties fo:text-align="center" style:justify-single-word="false"/>
      <style:text-properties style:font-name="TeXGyreSchola" fo:font-size="12pt" fo:font-weight="normal" officeooo:rsid="000e765c" officeooo:paragraph-rsid="000e765c"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style:font-name="TeXGyreSchola" fo:font-size="12pt" fo:font-weight="normal" officeooo:rsid="0026efc1" officeooo:paragraph-rsid="0026efc1"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TeXGyreSchola" fo:font-size="12pt" fo:font-weight="normal" officeooo:paragraph-rsid="0023b424"/>
    </style:style>
    <style:style style:name="P18" style:family="paragraph" style:parent-style-name="Standard">
      <style:paragraph-properties fo:text-align="justify" style:justify-single-word="false"/>
      <style:text-properties style:font-name="TeXGyreSchola" fo:font-size="12pt" fo:font-weight="normal" officeooo:paragraph-rsid="0023b424"/>
    </style:style>
    <style:style style:name="P19" style:family="paragraph" style:parent-style-name="Standard">
      <style:paragraph-properties fo:text-align="justify" style:justify-single-word="false"/>
      <style:text-properties style:font-name="TeXGyreSchola" fo:font-size="12pt" fo:font-weight="normal" officeooo:paragraph-rsid="00252d75"/>
    </style:style>
    <style:style style:name="P20" style:family="paragraph" style:parent-style-name="Standard">
      <style:paragraph-properties fo:text-align="start" style:justify-single-word="false"/>
      <style:text-properties style:font-name="TeXGyreSchola" fo:font-size="14pt" fo:font-weight="bold" officeooo:rsid="00228014" officeooo:paragraph-rsid="00228014" style:font-size-asian="12.25pt" style:font-weight-asian="bold" style:font-size-complex="14pt" style:font-weight-complex="bold"/>
    </style:style>
    <style:style style:name="P21" style:family="paragraph" style:parent-style-name="Standard">
      <style:paragraph-properties fo:text-align="justify" style:justify-single-word="false"/>
      <style:text-properties style:font-name="TeXGyreSchola" fo:font-size="14pt" fo:font-weight="bold" officeooo:rsid="00228014" officeooo:paragraph-rsid="00228014" style:font-size-asian="12.25pt" style:font-weight-asian="bold" style:font-size-complex="14pt" style:font-weight-complex="bold"/>
    </style:style>
    <style:style style:name="P22" style:family="paragraph" style:parent-style-name="Standard">
      <style:paragraph-properties fo:text-align="justify" style:justify-single-word="false"/>
      <style:text-properties style:font-name="TeXGyreSchola" fo:font-size="14pt" fo:font-weight="bold" officeooo:paragraph-rsid="00228014"/>
    </style:style>
    <style:style style:name="P23" style:family="paragraph" style:parent-style-name="Standard">
      <style:paragraph-properties fo:text-align="start" style:justify-single-word="false"/>
      <style:text-properties style:font-name="TeXGyreSchola" fo:font-size="14pt" fo:font-weight="normal" officeooo:rsid="0026efc1" officeooo:paragraph-rsid="0026efc1" style:font-size-asian="12.25pt" style:font-weight-asian="normal" style:font-size-complex="14pt" style:font-weight-complex="normal"/>
    </style:style>
    <style:style style:name="P24"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paragraph-rsid="00228014" style:font-size-asian="12pt" style:font-size-complex="12pt"/>
    </style:style>
    <style:style style:name="P25" style:family="paragraph" style:parent-style-name="Standard">
      <style:paragraph-properties fo:text-align="justify" style:justify-single-word="false"/>
      <style:text-properties fo:font-variant="normal" fo:text-transform="none" fo:color="#212529" style:font-name="Lato" fo:font-size="8.05000019073486pt" fo:letter-spacing="normal" fo:font-style="normal" fo:font-weight="normal" officeooo:rsid="00228014" officeooo:paragraph-rsid="00228014" style:font-size-asian="12.25pt" style:font-weight-asian="bold" style:font-size-complex="14pt" style:font-weight-complex="bold"/>
    </style:style>
    <style:style style:name="P26" style:family="paragraph" style:parent-style-name="Standard">
      <style:paragraph-properties fo:text-align="justify" style:justify-single-word="false"/>
      <style:text-properties fo:font-variant="normal" fo:text-transform="none" fo:color="#212529" style:font-name="TeXGyreSchola" fo:font-size="12pt" fo:letter-spacing="normal" fo:font-style="normal" fo:font-weight="normal" officeooo:rsid="0023b424" officeooo:paragraph-rsid="0023b424" style:font-size-asian="12pt" style:font-size-complex="12pt"/>
    </style:style>
    <style:style style:name="P27" style:family="paragraph" style:parent-style-name="Standard">
      <style:paragraph-properties fo:text-align="justify" style:justify-single-word="false"/>
      <style:text-properties fo:font-variant="normal" fo:text-transform="none" fo:color="#212529" style:font-name="TeXGyreSchola" fo:font-size="12pt" fo:letter-spacing="normal" fo:font-style="normal" fo:font-weight="normal" officeooo:paragraph-rsid="0023b424" style:font-size-asian="12pt" style:font-size-complex="12pt"/>
    </style:style>
    <style:style style:name="P28" style:family="paragraph" style:parent-style-name="Standard">
      <style:paragraph-properties fo:text-align="start" style:justify-single-word="false"/>
      <style:text-properties fo:color="#000000" style:font-name="TeXGyreSchola" fo:font-size="12pt" fo:font-weight="bold" officeooo:rsid="00228014" officeooo:paragraph-rsid="00228014" style:font-size-asian="12pt" style:font-weight-asian="bold" style:font-size-complex="12pt" style:font-weight-complex="bold"/>
    </style:style>
    <style:style style:name="P29" style:family="paragraph" style:parent-style-name="Standard">
      <style:paragraph-properties fo:text-align="start" style:justify-single-word="false"/>
      <style:text-properties style:font-name="TeXGyreSchola" fo:font-size="14pt" fo:font-weight="bold" officeooo:rsid="00228014" officeooo:paragraph-rsid="00228014" style:font-size-asian="12.25pt" style:font-weight-asian="bold" style:font-size-complex="14pt" style:font-weight-complex="bold"/>
    </style:style>
    <style:style style:name="P30" style:family="paragraph" style:parent-style-name="Standard">
      <style:paragraph-properties fo:text-align="start" style:justify-single-word="false"/>
      <style:text-properties style:font-name="TeXGyreSchola" fo:font-size="12pt" fo:font-weight="normal" officeooo:rsid="0023b424" officeooo:paragraph-rsid="00252d75"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style:font-name="TeXGyreSchola" fo:font-size="12pt" fo:font-weight="normal" officeooo:rsid="0023b424" officeooo:paragraph-rsid="00252d75"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style:font-name="TeXGyreSchola" fo:font-size="12pt" fo:font-weight="normal" officeooo:rsid="0023b424" officeooo:paragraph-rsid="0023b424"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fo:font-variant="normal" fo:text-transform="none" fo:color="#212529" style:font-name="TeXGyreSchola" fo:font-size="12pt" fo:letter-spacing="normal" fo:font-style="normal" fo:font-weight="normal" officeooo:paragraph-rsid="00252d75" style:font-size-asian="12pt" style:font-size-complex="12pt"/>
    </style:style>
    <style:style style:name="P34" style:family="paragraph" style:parent-style-name="Standard">
      <style:paragraph-properties fo:text-align="justify" style:justify-single-word="false"/>
      <style:text-properties fo:font-variant="normal" fo:text-transform="none" fo:color="#212529" style:font-name="TeXGyreSchola" fo:font-size="12pt" fo:letter-spacing="normal" fo:font-style="normal" fo:font-weight="normal" officeooo:paragraph-rsid="0023b424" style:font-size-asian="12pt" style:font-size-complex="12pt"/>
    </style:style>
    <style:style style:name="P35" style:family="paragraph" style:parent-style-name="Standard">
      <style:paragraph-properties fo:text-align="justify" style:justify-single-word="false"/>
      <style:text-properties fo:font-variant="normal" fo:text-transform="none" fo:color="#212529" style:font-name="TeXGyreSchola" fo:font-size="12pt" fo:letter-spacing="normal" fo:font-style="normal" fo:font-weight="normal" officeooo:rsid="0023b424" officeooo:paragraph-rsid="0023b424" style:font-size-asian="12pt" style:font-size-complex="12pt"/>
    </style:style>
    <style:style style:name="P36" style:family="paragraph" style:parent-style-name="Standard">
      <style:paragraph-properties fo:text-align="start" style:justify-single-word="false"/>
      <style:text-properties fo:font-variant="normal" fo:text-transform="none" fo:color="#212529" style:font-name="TeXGyreSchola" fo:font-size="12pt" fo:letter-spacing="normal" fo:font-style="normal" fo:font-weight="normal" officeooo:paragraph-rsid="0023b424" style:font-size-asian="12pt" style:font-size-complex="12pt"/>
    </style:style>
    <style:style style:name="P37" style:family="paragraph" style:parent-style-name="Standard">
      <style:paragraph-properties fo:text-align="start" style:justify-single-word="false" style:writing-mode="lr-tb"/>
      <style:text-properties fo:font-size="12pt" fo:font-weight="bold" officeooo:rsid="00288db0" officeooo:paragraph-rsid="002a49f4" style:font-size-asian="10.5pt" style:font-weight-asian="bold" style:font-size-complex="12pt" style:font-weight-complex="bold"/>
    </style:style>
    <style:style style:name="P38" style:family="paragraph">
      <loext:graphic-properties draw:fill="none" draw:fill-color="#ffffff"/>
    </style:style>
    <style:style style:name="T1" style:family="text">
      <style:text-properties officeooo:rsid="00228014"/>
    </style:style>
    <style:style style:name="T2" style:family="text">
      <style:text-properties fo:font-variant="normal" fo:text-transform="none" fo:color="#000000" style:font-name="Times New Roman" fo:font-size="12pt" fo:letter-spacing="normal" fo:font-style="normal" fo:font-weight="normal" style:font-size-asian="12pt" style:font-size-complex="12pt"/>
    </style:style>
    <style:style style:name="T3" style:family="text">
      <style:text-properties fo:font-variant="normal" fo:text-transform="none" fo:color="#000000" style:font-name="Times New Roman" fo:font-size="12pt" fo:letter-spacing="normal" fo:font-style="normal" fo:font-weight="normal" officeooo:rsid="00228014" style:font-size-asian="12pt" style:font-size-complex="12pt"/>
    </style:style>
    <style:style style:name="T4"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5" style:family="text">
      <style:text-properties fo:font-variant="normal" fo:text-transform="none" fo:color="#000000" style:font-name="Times New Roman" fo:font-size="12pt" fo:letter-spacing="normal" fo:font-style="normal" style:font-size-asian="12pt" style:font-weight-asian="bold" style:font-size-complex="12pt" style:font-weight-complex="bold"/>
    </style:style>
    <style:style style:name="T6" style:family="text">
      <style:text-properties fo:font-variant="normal" fo:text-transform="none" fo:color="#212529" style:font-name="TeXGyreSchola" fo:font-size="12pt" fo:letter-spacing="normal" fo:font-style="normal" fo:font-weight="normal" style:font-size-asian="12pt" style:font-size-complex="12pt"/>
    </style:style>
    <style:style style:name="T7" style:family="text">
      <style:text-properties fo:font-variant="normal" fo:text-transform="none" fo:color="#212529" fo:letter-spacing="normal" fo:font-style="normal" style:font-size-asian="12pt" style:font-size-complex="12pt"/>
    </style:style>
    <style:style style:name="T8" style:family="text">
      <style:text-properties fo:font-variant="normal" fo:text-transform="none" fo:color="#212529" fo:letter-spacing="normal" fo:font-style="normal" officeooo:rsid="0023b424" style:font-size-asian="12pt" style:font-size-complex="12pt"/>
    </style:style>
    <style:style style:name="T9" style:family="text">
      <style:text-properties officeooo:rsid="00228014" style:font-weight-asian="bold" style:font-weight-complex="bold"/>
    </style:style>
    <style:style style:name="T10" style:family="text">
      <style:text-properties officeooo:rsid="00228014" style:font-size-asian="12.25pt" style:font-weight-asian="bold" style:font-size-complex="14pt" style:font-weight-complex="bold"/>
    </style:style>
    <style:style style:name="T11" style:family="text">
      <style:text-properties officeooo:rsid="0023b424" style:font-size-asian="12pt" style:font-weight-asian="normal" style:font-size-complex="12pt" style:font-weight-complex="normal"/>
    </style:style>
    <style:style style:name="T12" style:family="text">
      <style:text-properties fo:color="#008000"/>
    </style:style>
    <style:style style:name="T13" style:family="text">
      <style:text-properties fo:color="#000000"/>
    </style:style>
    <style:style style:name="T14" style:family="text">
      <style:text-properties fo:color="#0000ff"/>
    </style:style>
    <style:style style:name="T15" style:family="text">
      <style:text-properties fo:color="#666666"/>
    </style:style>
    <style:style style:name="T16" style:family="text">
      <style:text-properties fo:color="#b00040"/>
    </style:style>
    <style:style style:name="T17" style:family="text">
      <style:text-properties fo:color="#7d9029"/>
    </style:style>
    <style:style style:name="T18" style:family="text">
      <style:text-properties fo:color="#ba2121"/>
    </style:style>
    <style:style style:name="T19" style:family="text">
      <style:text-properties fo:color="#008000" fo:font-size="12pt"/>
    </style:style>
    <style:style style:name="T20" style:family="text">
      <style:text-properties fo:color="#000000" fo:font-size="12pt"/>
    </style:style>
    <style:style style:name="T21" style:family="text">
      <style:text-properties fo:color="#0000ff" fo:font-size="12pt"/>
    </style:style>
    <style:style style:name="T22" style:family="text">
      <style:text-properties fo:color="#666666" fo:font-size="12pt"/>
    </style:style>
    <style:style style:name="T23" style:family="text">
      <style:text-properties fo:color="#b00040" fo:font-size="12pt"/>
    </style:style>
    <style:style style:name="T24" style:family="text">
      <style:text-properties fo:color="#7d9029" fo:font-size="12pt"/>
    </style:style>
    <style:style style:name="T25" style:family="text">
      <style:text-properties fo:color="#ba2121" fo:font-size="12pt"/>
    </style:style>
    <style:style style:name="T26" style:family="text">
      <style:text-properties fo:color="#408080" fo:font-size="12pt"/>
    </style:style>
    <style:style style:name="T27" style:family="text">
      <style:text-properties fo:font-size="12pt"/>
    </style:style>
    <style:style style:name="T28" style:family="text">
      <style:text-properties fo:color="#408080"/>
    </style:style>
    <style:style style:name="gr1" style:family="graphic">
      <style:graphic-properties draw:stroke="none" svg:stroke-color="#000000" draw:fill="none" draw:fill-color="#ffffff" fo:min-height="4.21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7.6673in"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5.5591in"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91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6.3256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Práctica <text:span text:style-name="T1">2</text:span></text:p>
      <text:p text:style-name="P5">Macedo Borbolla Eduardo Sai</text:p>
      <text:p text:style-name="P12">Servlets</text:p>
      <text:p text:style-name="P5">Web Application Development</text:p>
      <text:p text:style-name="P5"><text:span text:style-name="T1">11</text:span> de septiembre de 2018</text:p>
      <text:p text:style-name="P5"/>
      <text:p text:style-name="P6"/>
      <text:p text:style-name="P7">Resumen</text:p>
      <text:p text:style-name="P10">Reporte de<text:span text:style-name="T1">l desarrollo de Servlets <text:s/></text:span></text:p>
      <text:p text:style-name="P10">19-1</text:p>
      <text:p text:style-name="P10"/>
      <text:p text:style-name="P8"><text:span text:style-name="T9">Teoría: </text:span><text:span text:style-name="T2">Los Servlets son </text:span><text:span text:style-name="T3">programas </text:span><text:span text:style-name="T2"><text:s/>escritos en Java que se utilizan en un servidor, que puede ser o no ser servidor web, para extender sus capacidades de respuesta a los clientes al utilizar las potencialidades de Java.</text:span></text:p>
      <text:p text:style-name="P24"/>
      <text:p text:style-name="P24"><text:s/>Los Servlets son para los servidores lo que los applets para los navegadores, aunque los servlets no tienen una interfaz gráfica.</text:p>
      <text:p text:style-name="P24"/>
      <text:p text:style-name="P9"><text:span text:style-name="T2">Extienden de la superclase HttpServlet para la fácil gestión con el protocolo HTTP y responden de acuerdo al método de transferencia de datos que se establezca en la comunicación con el mismo con los objetos </text:span><text:span text:style-name="T5">HttpRequest </text:span><text:span text:style-name="T4"><text:s/>y </text:span><text:span text:style-name="T5">HttpResponse.</text:span></text:p>
      <text:p text:style-name="P11"/>
      <text:p text:style-name="P21">Desarrollo:</text:p>
      <text:p text:style-name="P16"><text:tab/></text:p>
      <text:p text:style-name="P23"/>
      <text:p text:style-name="P23"><draw:frame text:anchor-type="paragraph" draw:z-index="3" draw:name="Shape4" draw:style-name="gr4" draw:text-style-name="P38" svg:width="5.6232in" svg:height="1.9177in" svg:x="0.0626in" svg:y="-0.2256in"><draw:text-box><text:p><text:span text:style-name="T12">package</text:span><text:span text:style-name="T13"> </text:span><text:span text:style-name="T14">puntos</text:span><text:span text:style-name="T15">;</text:span></text:p><text:p><text:span text:style-name="T13"/></text:p><text:p><text:span text:style-name="T12">import</text:span><text:span text:style-name="T13"> </text:span><text:span text:style-name="T14">java.io.IOException</text:span><text:span text:style-name="T15">;</text:span></text:p><text:p><text:span text:style-name="T12">import</text:span><text:span text:style-name="T13"> </text:span><text:span text:style-name="T14">java.io.PrintWriter</text:span><text:span text:style-name="T15">;</text:span></text:p><text:p><text:span text:style-name="T13"/></text:p><text:p><text:span text:style-name="T12">import</text:span><text:span text:style-name="T13"> </text:span><text:span text:style-name="T14">javax.servlet.ServletException</text:span><text:span text:style-name="T15">;</text:span></text:p><text:p><text:span text:style-name="T12">import</text:span><text:span text:style-name="T13"> </text:span><text:span text:style-name="T14">javax.servlet.http.HttpServlet</text:span><text:span text:style-name="T15">;</text:span></text:p><text:p><text:span text:style-name="T12">import</text:span><text:span text:style-name="T13"> </text:span><text:span text:style-name="T14">javax.servlet.http.HttpServletRequest</text:span><text:span text:style-name="T15">;</text:span></text:p><text:p><text:span text:style-name="T12">import</text:span><text:span text:style-name="T13"> </text:span><text:span text:style-name="T14">javax.servlet.http.HttpServletResponse</text:span><text:span text:style-name="T15">;</text:span></text:p><text:p><text:span text:style-name="T13"/></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0"/>
      <text:p text:style-name="P20"/>
      <text:p text:style-name="P20"/>
      <text:p text:style-name="P22"><text:soft-page-break/><text:span text:style-name="T10">1.-</text:span><text:span text:style-name="T6">Programar un servlet que muestre en pantalla el mensaje "Hola mundo".</text:span></text:p>
      <text:p text:style-name="P25"/>
      <text:p text:style-name="P28"><draw:frame text:anchor-type="paragraph" draw:z-index="0" draw:name="Shape1" draw:style-name="gr1" draw:text-style-name="P38" svg:width="5.7622in" svg:height="4.2177in" svg:x="-0.15in" svg:y="0.0752in"><draw:text-box><text:p><text:span text:style-name="T12">public</text:span><text:span text:style-name="T13"> </text:span><text:span text:style-name="T12">class</text:span><text:span text:style-name="T13"> </text:span><text:span text:style-name="T14">Punto1</text:span><text:span text:style-name="T13"> </text:span><text:span text:style-name="T12">extends</text:span><text:span text:style-name="T13"> HttpServlet </text:span><text:span text:style-name="T15">{</text:span></text:p><text:p><text:span text:style-name="T13"><text:tab/></text:span><text:span text:style-name="T12">private</text:span><text:span text:style-name="T13"> </text:span><text:span text:style-name="T12">static</text:span><text:span text:style-name="T13"> </text:span><text:span text:style-name="T12">final</text:span><text:span text:style-name="T13"> </text:span><text:span text:style-name="T16">long</text:span><text:span text:style-name="T13"> serialVersionUID </text:span><text:span text:style-name="T15">=</text:span><text:span text:style-name="T13"> </text:span><text:span text:style-name="T15">1L;</text:span></text:p><text:p><text:span text:style-name="T13"><text:s text:c="10"/></text:span></text:p><text:p><text:span text:style-name="T13"><text:s text:c="4"/></text:span><text:span text:style-name="T12">public</text:span><text:span text:style-name="T13"> </text:span><text:span text:style-name="T14">Punto1</text:span><text:span text:style-name="T15">()</text:span><text:span text:style-name="T13"> </text:span><text:span text:style-name="T15">{</text:span></text:p><text:p><text:span text:style-name="T13"><text:s text:c="8"/></text:span><text:span text:style-name="T12">super</text:span><text:span text:style-name="T15">();</text:span></text:p><text:p><text:span text:style-name="T13"><text:s text:c="4"/></text:span><text:span text:style-name="T15">}</text:span></text:p><text:p><text:span text:style-name="T13"/></text:p><text:p><text:span text:style-name="T12">protected</text:span><text:span text:style-name="T13"> </text:span><text:span text:style-name="T16">void</text:span><text:span text:style-name="T13"> </text:span><text:span text:style-name="T14">doGet</text:span><text:span text:style-name="T15">(</text:span><text:span text:style-name="T13">HttpServletRequest request</text:span><text:span text:style-name="T15">,</text:span><text:span text:style-name="T13"> HttpServletResponse response</text:span><text:span text:style-name="T15">)</text:span><text:span text:style-name="T13"> </text:span><text:span text:style-name="T12">throws</text:span><text:span text:style-name="T13"> ServletException</text:span><text:span text:style-name="T15">,</text:span><text:span text:style-name="T13"> IOException </text:span><text:span text:style-name="T15">{</text:span></text:p><text:p><text:span text:style-name="T13"><text:tab/></text:span><text:span text:style-name="T13"><text:tab/></text:span></text:p><text:p><text:span text:style-name="T13"><text:tab/></text:span><text:span text:style-name="T13"><text:tab/></text:span><text:span text:style-name="T13">response</text:span><text:span text:style-name="T15">.</text:span><text:span text:style-name="T17">setContentType</text:span><text:span text:style-name="T15">(</text:span><text:span text:style-name="T18">"text/html"</text:span><text:span text:style-name="T15">);</text:span></text:p><text:p><text:span text:style-name="T13"><text:tab/></text:span><text:span text:style-name="T13">PrintWriter out</text:span><text:span text:style-name="T15">=</text:span><text:span text:style-name="T13"> response</text:span><text:span text:style-name="T15">.</text:span><text:span text:style-name="T17">getWriter</text:span><text:span text:style-name="T15">(); //Impresión mediante flujo out del </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objeto response</text:span></text:p><text:p><text:span text:style-name="T13"><text:tab/></text:span><text:span text:style-name="T13">out</text:span><text:span text:style-name="T15">.</text:span><text:span text:style-name="T17">print</text:span><text:span text:style-name="T15">(</text:span><text:span text:style-name="T18">"&lt;html&gt;&lt;body&gt;"</text:span><text:span text:style-name="T15">);//Inicio HTML</text:span></text:p><text:p><text:span text:style-name="T13"><text:tab/></text:span><text:span text:style-name="T13">out</text:span><text:span text:style-name="T15">.</text:span><text:span text:style-name="T17">print</text:span><text:span text:style-name="T15">(</text:span><text:span text:style-name="T18">"&lt;h3&gt;Bonjour monde&lt;/h3&gt;"</text:span><text:span text:style-name="T15">); //Hola mundo en fránces</text:span></text:p><text:p><text:span text:style-name="T13"><text:tab/></text:span><text:span text:style-name="T13">out</text:span><text:span text:style-name="T15">.</text:span><text:span text:style-name="T17">print</text:span><text:span text:style-name="T15">(</text:span><text:span text:style-name="T18">"&lt;/body&gt;&lt;/html&gt;"</text:span><text:span text:style-name="T15">);//Fin HTML</text:span></text:p><text:p><text:span text:style-name="T13"><text:tab/></text:span><text:span text:style-name="T15">}</text:span></text:p><text:p><text:span text:style-name="T12">protected</text:span><text:span text:style-name="T13"> </text:span><text:span text:style-name="T16">void</text:span><text:span text:style-name="T13"> </text:span><text:span text:style-name="T14">doPost</text:span><text:span text:style-name="T15">(</text:span><text:span text:style-name="T13">HttpServletRequest request</text:span><text:span text:style-name="T15">,</text:span><text:span text:style-name="T13"> HttpServletResponse response</text:span><text:span text:style-name="T15">)</text:span><text:span text:style-name="T13"> </text:span><text:span text:style-name="T13"><text:tab/></text:span><text:span text:style-name="T12">throws</text:span><text:span text:style-name="T13"> ServletException</text:span><text:span text:style-name="T15">,</text:span><text:span text:style-name="T13"> IOException </text:span><text:span text:style-name="T15">{</text:span><text:span text:style-name="T13"><text:tab/></text:span></text:p><text:p><text:span text:style-name="T13"><text:tab/></text:span><text:span text:style-name="T13"><text:tab/></text:span><text:span text:style-name="T13">doGet</text:span><text:span text:style-name="T15">(</text:span><text:span text:style-name="T13">request</text:span><text:span text:style-name="T15">,</text:span><text:span text:style-name="T13"> response</text:span><text:span text:style-name="T15">);</text:span></text:p><text:p><text:span text:style-name="T13"><text:tab/></text:span><text:span text:style-name="T15">}</text:span></text:p><text:p><text:span text:style-name="T15">}</text:span></text:p></draw:text-box></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14">Al desarrollar este servlet no tuve problema alguno dado que se vio en clase.</text:p>
      <text:p text:style-name="P14"/>
      <text:p text:style-name="P17"/>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
      <text:p text:style-name="P19"><text:soft-page-break/><text:span text:style-name="T11">2.-</text:span><text:span text:style-name="T7">Implementar un servlet que muestre en el navegador los headers del protocolo </text:span></text:p>
      <text:p text:style-name="P33">HTTP que se están enviando desde el cliente al servidor.</text:p>
      <text:p text:style-name="P33"/>
      <text:p text:style-name="P33"><draw:frame text:anchor-type="paragraph" draw:z-index="1" draw:name="Shape2" draw:style-name="gr2" draw:text-style-name="P38" svg:width="6.2657in" svg:height="7.6677in" svg:x="-0.028in" svg:y="0.0453in"><draw:text-box><text:p><text:span text:style-name="T19"/></text:p><text:p><text:span text:style-name="T19"/></text:p><text:p><text:span text:style-name="T19">import java.util.Enumeration;</text:span></text:p><text:p><text:span text:style-name="T19">publ</text:span><text:span text:style-name="T20">i</text:span><text:span text:style-name="T19">c cla</text:span><text:span text:style-name="T20">s</text:span><text:span text:style-name="T21">s Punt</text:span><text:span text:style-name="T20">o</text:span><text:span text:style-name="T19">2 exten</text:span><text:span text:style-name="T20">ds HttpServle</text:span><text:span text:style-name="T22">t</text:span><text:span text:style-name="T20"> {</text:span></text:p><text:p><text:span text:style-name="T19"><text:tab/></text:span><text:span text:style-name="T19">priva</text:span><text:span text:style-name="T20">t</text:span><text:span text:style-name="T19">e stat</text:span><text:span text:style-name="T20">i</text:span><text:span text:style-name="T19">c fin</text:span><text:span text:style-name="T20">a</text:span><text:span text:style-name="T23">l lo</text:span><text:span text:style-name="T20">ng serialVersionUI</text:span><text:span text:style-name="T22">D</text:span><text:span text:style-name="T20"> </text:span><text:span text:style-name="T22">= 1</text:span><text:span text:style-name="T20">L;</text:span></text:p><text:p><text:span text:style-name="T20"><text:s text:c="7"/></text:span></text:p><text:p><text:span text:style-name="T20"><text:s text:c="2"/></text:span><text:span text:style-name="T19"><text:s text:c="2"/></text:span><text:span text:style-name="T19">publ</text:span><text:span text:style-name="T20">i</text:span><text:span text:style-name="T21">c Punt</text:span><text:span text:style-name="T22">o2</text:span><text:span text:style-name="T20">(</text:span><text:span text:style-name="T22">)</text:span><text:span text:style-name="T20"> {</text:span></text:p><text:p><text:span text:style-name="T20"><text:s text:c="6"/></text:span><text:span text:style-name="T19"><text:s text:c="2"/></text:span><text:span text:style-name="T19">sup</text:span><text:span text:style-name="T22">er(</text:span><text:span text:style-name="T20">);</text:span></text:p><text:p><text:span text:style-name="T20"><text:s text:c="2"/></text:span><text:span text:style-name="T22"><text:s/></text:span><text:span text:style-name="T20"><text:s/></text:span><text:span text:style-name="T20">}</text:span></text:p><text:p><text:span text:style-name="T20"/></text:p><text:p><text:span text:style-name="T19"><text:tab/></text:span><text:span text:style-name="T19">protect</text:span><text:span text:style-name="T20">e</text:span><text:span text:style-name="T23">d vo</text:span><text:span text:style-name="T20">i</text:span><text:span text:style-name="T21">d doG</text:span><text:span text:style-name="T22">e</text:span><text:span text:style-name="T20">t(HttpServletRequest reque</text:span><text:span text:style-name="T22">s</text:span><text:span text:style-name="T20">t, HttpServletResponse respon</text:span><text:span text:style-name="T22">s</text:span><text:span text:style-name="T20">e</text:span><text:span text:style-name="T19">) thro</text:span><text:span text:style-name="T20">ws ServletExcepti</text:span><text:span text:style-name="T22">o</text:span><text:span text:style-name="T20">n, IOExceptio</text:span><text:span text:style-name="T22">n</text:span><text:span text:style-name="T20"> {</text:span></text:p><text:p><text:span text:style-name="T20"/></text:p><text:p><text:span text:style-name="T20"><text:tab/></text:span><text:span text:style-name="T20">respon</text:span><text:span text:style-name="T22">s</text:span><text:span text:style-name="T24">e.setContentTy</text:span><text:span text:style-name="T22">p</text:span><text:span text:style-name="T25">e("text/htm</text:span><text:span text:style-name="T22">l"</text:span><text:span text:style-name="T20">)</text:span><text:span text:style-name="T26">; //Mime HTM</text:span><text:span text:style-name="T20">L</text:span></text:p><text:p><text:span text:style-name="T20"><text:tab/></text:span><text:span text:style-name="T20">PrintWriter o</text:span><text:span text:style-name="T22">u</text:span><text:span text:style-name="T20">t=respon</text:span><text:span text:style-name="T22">s</text:span><text:span text:style-name="T24">e.getWrit</text:span><text:span text:style-name="T22">er(</text:span><text:span text:style-name="T26">);//objeto respuesta para manejar ide</text:span><text:span text:style-name="T20">m</text:span></text:p><text:p><text:span text:style-name="T20"><text:tab/></text:span><text:span text:style-name="T20">o</text:span><text:span text:style-name="T22">u</text:span><text:span text:style-name="T24">t.pri</text:span><text:span text:style-name="T22">n</text:span><text:span text:style-name="T25">t("&lt;html&gt;&lt;body</text:span><text:span text:style-name="T22">&gt;"</text:span><text:span text:style-name="T26">);// //impresion HTML por flujo Print Write</text:span><text:span text:style-name="T20">r</text:span></text:p><text:p><text:span text:style-name="T20"><text:tab/></text:span><text:span text:style-name="T20"><text:tab/></text:span></text:p><text:p><text:span text:style-name="T20"><text:tab/></text:span><text:span text:style-name="T20">Enumeration headerNam</text:span><text:span text:style-name="T22">e</text:span><text:span text:style-name="T20">s= reque</text:span><text:span text:style-name="T22">s</text:span><text:span text:style-name="T24">t.getHeaderNam</text:span><text:span text:style-name="T22">es(</text:span><text:span text:style-name="T20">)</text:span><text:span text:style-name="T26">; //numeracion de los encabezados de la peticion</text:span><text:span text:style-name="T20"><text:tab/></text:span></text:p><text:p><text:span text:style-name="T20"><text:tab/></text:span><text:span text:style-name="T20">o</text:span><text:span text:style-name="T22">u</text:span><text:span text:style-name="T24">t.pri</text:span><text:span text:style-name="T22">n</text:span><text:span text:style-name="T25">t("PETICION TIPO&lt;br</text:span><text:span text:style-name="T22">&gt;"</text:span><text:span text:style-name="T20">);</text:span></text:p><text:p><text:span text:style-name="T20"><text:tab/></text:span><text:span text:style-name="T20">o</text:span><text:span text:style-name="T22">u</text:span><text:span text:style-name="T24">t.pri</text:span><text:span text:style-name="T22">n</text:span><text:span text:style-name="T20">t(reque</text:span><text:span text:style-name="T22">s</text:span><text:span text:style-name="T24">t.getMeth</text:span><text:span text:style-name="T22">od()</text:span><text:span text:style-name="T26">);//Accesamos al tipo de peticion en la que se programo </text:span><text:span text:style-name="T26"><text:tab/></text:span><text:span text:style-name="T26"><text:tab/></text:span><text:span text:style-name="T26"><text:tab/></text:span><text:span text:style-name="T26"><text:tab/></text:span><text:span text:style-name="T26"><text:tab/></text:span><text:span text:style-name="T26"> <text:s text:c="3"/>el servle</text:span><text:span text:style-name="T20">t</text:span></text:p><text:p><text:span text:style-name="T20"><text:tab/></text:span><text:span text:style-name="T20">o</text:span><text:span text:style-name="T22">u</text:span><text:span text:style-name="T24">t.pri</text:span><text:span text:style-name="T22">n</text:span><text:span text:style-name="T25">t("&lt;br</text:span><text:span text:style-name="T22">&gt;"</text:span><text:span text:style-name="T20">);</text:span></text:p><text:p><text:span text:style-name="T20"><text:tab/></text:span><text:span text:style-name="T26"><text:tab/></text:span><text:span text:style-name="T26"> </text:span></text:p><text:p><text:span text:style-name="T26"><text:tab/></text:span><text:span text:style-name="T26">/ /Mientras haya un encabezado en nuestra numeracion por el cual no hayamos pasado</text:span><text:span text:style-name="T20"> </text:span></text:p><text:p><text:span text:style-name="T20"><text:tab/></text:span><text:span text:style-name="T19">whi</text:span><text:span text:style-name="T22">l</text:span><text:span text:style-name="T20">e(headerNam</text:span><text:span text:style-name="T22">e</text:span><text:span text:style-name="T24">s.hasMoreElemen</text:span><text:span text:style-name="T22">ts(</text:span><text:span text:style-name="T20">)</text:span><text:span text:style-name="T22">)</text:span><text:span text:style-name="T20"> </text:span><text:span text:style-name="T26">{ //hasMoreElements is boolea</text:span><text:span text:style-name="T20">n</text:span></text:p><text:p><text:span text:style-name="T20"><text:tab/></text:span><text:span text:style-name="T20">String clav</text:span><text:span text:style-name="T22">e </text:span><text:span text:style-name="T20">=(Stri</text:span><text:span text:style-name="T22">n</text:span><text:span text:style-name="T20">g) headerNam</text:span><text:span text:style-name="T22">e</text:span><text:span text:style-name="T24">s.nextEleme</text:span><text:span text:style-name="T22">nt(</text:span><text:span text:style-name="T20">)</text:span><text:span text:style-name="T26">; //Cast a cadena para la clave del </text:span><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encabezado </text:span><text:span text:style-name="T20"><text:s/></text:span></text:p><text:p><text:span text:style-name="T20"><text:tab/></text:span><text:span text:style-name="T20">String val</text:span><text:span text:style-name="T22">o</text:span><text:span text:style-name="T20">r=reque</text:span><text:span text:style-name="T22">s</text:span><text:span text:style-name="T24">t.getHead</text:span><text:span text:style-name="T22">e</text:span><text:span text:style-name="T20">r(cla</text:span><text:span text:style-name="T22">ve</text:span><text:span text:style-name="T26">);//Obtenemos el valor del encabezado con su </text:span><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clav</text:span><text:span text:style-name="T20">e</text:span></text:p><text:p><text:span text:style-name="T20"><text:tab/></text:span><text:span text:style-name="T20">o</text:span><text:span text:style-name="T22">u</text:span><text:span text:style-name="T24">t.print</text:span><text:span text:style-name="T22">l</text:span><text:span text:style-name="T20">n(cla</text:span><text:span text:style-name="T22">v</text:span><text:span text:style-name="T25">e+"</text:span><text:span text:style-name="T22">:</text:span><text:span text:style-name="T20">"+val</text:span><text:span text:style-name="T22">o</text:span><text:span text:style-name="T25">r+"&lt;br</text:span><text:span text:style-name="T22">&gt;"</text:span><text:span text:style-name="T20">)</text:span><text:span text:style-name="T26">; //USer-agent:Mozilla Firefo</text:span><text:span text:style-name="T20">x</text:span></text:p><text:p><text:span text:style-name="T20"><text:tab/></text:span><text:span text:style-name="T20">o</text:span><text:span text:style-name="T22">u</text:span><text:span text:style-name="T24">t.pri</text:span><text:span text:style-name="T22">n</text:span><text:span text:style-name="T25">t("&lt;/body&gt;&lt;/html</text:span><text:span text:style-name="T22">&gt;"</text:span><text:span text:style-name="T26">);//Cerramos campo HTM</text:span><text:span text:style-name="T20">L</text:span></text:p><text:p><text:span text:style-name="T20"><text:tab/></text:span><text:span text:style-name="T20">}</text:span></text:p><text:p><text:span text:style-name="T20"/></text:p><text:p><text:span text:style-name="T19"><text:tab/></text:span><text:span text:style-name="T19">protect</text:span><text:span text:style-name="T20">e</text:span><text:span text:style-name="T23">d vo</text:span><text:span text:style-name="T20">i</text:span><text:span text:style-name="T21">d doPo</text:span><text:span text:style-name="T22">s</text:span><text:span text:style-name="T20">t(HttpServletRequest reque</text:span><text:span text:style-name="T22">s</text:span><text:span text:style-name="T20">t, HttpServletResponse respon</text:span><text:span text:style-name="T22">s</text:span><text:span text:style-name="T20">e</text:span><text:span text:style-name="T19">) thro</text:span><text:span text:style-name="T20">ws ServletExcepti</text:span><text:span text:style-name="T22">o</text:span><text:span text:style-name="T20">n, IOExceptio</text:span><text:span text:style-name="T22">n</text:span><text:span text:style-name="T20"> {</text:span><text:span text:style-name="T20"><text:tab/></text:span><text:span text:style-name="T20"><text:tab/></text:span></text:p><text:p><text:span text:style-name="T20"><text:tab/></text:span><text:span text:style-name="T20"><text:tab/></text:span><text:span text:style-name="T20">doG</text:span><text:span text:style-name="T22">e</text:span><text:span text:style-name="T20">t(reque</text:span><text:span text:style-name="T22">s</text:span><text:span text:style-name="T20">t, respon</text:span><text:span text:style-name="T22">se</text:span><text:span text:style-name="T20">);</text:span></text:p><text:p><text:span text:style-name="T20"><text:tab/></text:span><text:span text:style-name="T20">}</text:span></text:p><text:p><text:span text:style-name="T20"/></text:p><text:p><text:span text:style-name="T27">}</text:span></text:p></draw:text-box></draw:frame></text:p>
      <text:p text:style-name="P26">Para realizar este servlet tuve que investigar el metodo getHeaders() visto en clase y su aplicación utilizando un objeto Enum para poder guardar en orden los encabezados e imprimir uno por uno en pares (clave, valor) mediante el cast a cadenas.</text:p>
      <text:p text:style-name="P26"/>
      <text:p text:style-name="P18"><text:soft-page-break/><text:span text:style-name="T8">3.-</text:span><text:span text:style-name="T7">Implemente un servlet que atienda una peticion GET y en el método service de atención implemente una variable contador inicializada en 0, y posteriormente muestre su valor en pantalla y en cada petición incrementar su valor.</text:span></text:p>
      <text:p text:style-name="P36"/>
      <text:p text:style-name="P36"/>
      <text:p text:style-name="P36"/>
      <text:p text:style-name="P27"><draw:frame text:anchor-type="paragraph" draw:z-index="2" draw:name="Shape3" draw:style-name="gr3" draw:text-style-name="P38" svg:width="6.5039in" svg:height="5.5594in" svg:x="-0.0839in" svg:y="0.0319in"><draw:text-box><text:p><text:span text:style-name="T12">public</text:span><text:span text:style-name="T13"> </text:span><text:span text:style-name="T12">class</text:span><text:span text:style-name="T13"> </text:span><text:span text:style-name="T14">Punto3</text:span><text:span text:style-name="T13"> </text:span><text:span text:style-name="T12">extends</text:span><text:span text:style-name="T13"> HttpServlet </text:span><text:span text:style-name="T15">{</text:span></text:p><text:p><text:span text:style-name="T13"><text:tab/></text:span><text:span text:style-name="T12">private</text:span><text:span text:style-name="T13"> </text:span><text:span text:style-name="T12">static</text:span><text:span text:style-name="T13"> </text:span><text:span text:style-name="T12">final</text:span><text:span text:style-name="T13"> </text:span><text:span text:style-name="T16">long</text:span><text:span text:style-name="T13"> serialVersionUID </text:span><text:span text:style-name="T15">=</text:span><text:span text:style-name="T13"> </text:span><text:span text:style-name="T15">1L;</text:span></text:p><text:p><text:span text:style-name="T13"><text:s text:c="7"/></text:span></text:p><text:p><text:span text:style-name="T13"><text:s text:c="4"/></text:span></text:p><text:p><text:span text:style-name="T13"><text:s text:c="4"/></text:span><text:span text:style-name="T12">public</text:span><text:span text:style-name="T13"> </text:span><text:span text:style-name="T14">Punto3</text:span><text:span text:style-name="T15">()</text:span><text:span text:style-name="T13"> </text:span><text:span text:style-name="T15">{</text:span></text:p><text:p><text:span text:style-name="T13"><text:s text:c="8"/></text:span><text:span text:style-name="T12">super</text:span><text:span text:style-name="T15">();</text:span></text:p><text:p><text:span text:style-name="T13"><text:s text:c="4"/></text:span><text:span text:style-name="T15">}</text:span></text:p><text:p><text:span text:style-name="T13"><text:tab/></text:span><text:span text:style-name="T12">protected</text:span><text:span text:style-name="T13"> </text:span><text:span text:style-name="T16">void</text:span><text:span text:style-name="T13"> </text:span><text:span text:style-name="T14">doGet</text:span><text:span text:style-name="T15">(</text:span><text:span text:style-name="T13">HttpServletRequest request</text:span><text:span text:style-name="T15">,</text:span><text:span text:style-name="T13"> HttpServletResponse response</text:span><text:span text:style-name="T15">)</text:span><text:span text:style-name="T13"> </text:span><text:span text:style-name="T12">throws</text:span><text:span text:style-name="T13"> ServletException</text:span><text:span text:style-name="T15">,</text:span><text:span text:style-name="T13"> IOException </text:span><text:span text:style-name="T15">{</text:span></text:p><text:p><text:span text:style-name="T13"><text:tab/></text:span><text:span text:style-name="T13"><text:tab/></text:span><text:span text:style-name="T13">Integer x</text:span><text:span text:style-name="T15">=0;</text:span><text:span text:style-name="T13"> </text:span><text:span text:style-name="T28">//Declaramos una variable entera en el ambito del metodo</text:span></text:p><text:p><text:span text:style-name="T13"><text:tab/></text:span><text:span text:style-name="T13"><text:tab/></text:span><text:span text:style-name="T13">String str</text:span><text:span text:style-name="T15">=</text:span><text:span text:style-name="T18">"&lt;br&gt;Aumentando variable X&lt;br&gt;"</text:span><text:span text:style-name="T15">;</text:span><text:span text:style-name="T13"> </text:span><text:span text:style-name="T28">//Cadena a concatenar cada que aumente el valor</text:span></text:p><text:p><text:span text:style-name="T13"><text:tab/></text:span><text:span text:style-name="T13"><text:tab/></text:span><text:span text:style-name="T13">PrintWriter out</text:span><text:span text:style-name="T15">=</text:span><text:span text:style-name="T13">response</text:span><text:span text:style-name="T15">.</text:span><text:span text:style-name="T17">getWriter</text:span><text:span text:style-name="T15">();</text:span><text:span text:style-name="T28">//Instancia de objeto de flujo de respuesta</text:span></text:p><text:p><text:span text:style-name="T13"><text:tab/></text:span><text:span text:style-name="T13"><text:tab/></text:span><text:span text:style-name="T13">out</text:span><text:span text:style-name="T15">.</text:span><text:span text:style-name="T17">print</text:span><text:span text:style-name="T15">(</text:span><text:span text:style-name="T18">"&lt;html&gt;&lt;body&gt;"</text:span><text:span text:style-name="T15">);</text:span><text:span text:style-name="T28">//COmienza cuerpo HTML</text:span></text:p><text:p><text:span text:style-name="T13"><text:tab/></text:span><text:span text:style-name="T13"><text:tab/></text:span><text:span text:style-name="T13">out</text:span><text:span text:style-name="T15">.</text:span><text:span text:style-name="T17">print</text:span><text:span text:style-name="T15">(</text:span><text:span text:style-name="T18">"&lt;h2&gt;Variable dentro de doGet&lt;/h2&gt;"</text:span><text:span text:style-name="T15">);</text:span></text:p><text:p><text:span text:style-name="T13"><text:tab/></text:span><text:span text:style-name="T13"><text:tab/></text:span><text:span text:style-name="T13">out</text:span><text:span text:style-name="T15">.</text:span><text:span text:style-name="T17">print</text:span><text:span text:style-name="T15">(</text:span><text:span text:style-name="T13">x</text:span><text:span text:style-name="T15">+</text:span><text:span text:style-name="T18">"\n"</text:span><text:span text:style-name="T15">);</text:span></text:p><text:p><text:span text:style-name="T13"><text:tab/></text:span><text:span text:style-name="T13"><text:tab/></text:span><text:span text:style-name="T13">x</text:span><text:span text:style-name="T15">++;</text:span><text:span text:style-name="T28">//Aumento de la variable en cada llamada a doGet</text:span></text:p><text:p><text:span text:style-name="T13"><text:tab/></text:span><text:span text:style-name="T13"><text:tab/></text:span><text:span text:style-name="T13">out</text:span><text:span text:style-name="T15">.</text:span><text:span text:style-name="T17">print</text:span><text:span text:style-name="T15">(</text:span><text:span text:style-name="T13">str</text:span><text:span text:style-name="T15">);</text:span></text:p><text:p><text:span text:style-name="T13"><text:tab/></text:span><text:span text:style-name="T13"><text:tab/></text:span><text:span text:style-name="T13">str</text:span><text:span text:style-name="T15">=</text:span><text:span text:style-name="T13">str</text:span><text:span text:style-name="T15">+</text:span><text:span text:style-name="T13">str</text:span><text:span text:style-name="T15">;</text:span><text:span text:style-name="T28">//Concatenacion de la cadena en cada llamada a doGet</text:span></text:p><text:p><text:span text:style-name="T13"><text:tab/></text:span><text:span text:style-name="T13"><text:tab/></text:span><text:span text:style-name="T13">out</text:span><text:span text:style-name="T15">.</text:span><text:span text:style-name="T17">print</text:span><text:span text:style-name="T15">(</text:span><text:span text:style-name="T18">"&lt;/body&gt;&lt;/html&gt;"</text:span><text:span text:style-name="T15">);</text:span><text:span text:style-name="T28">//fin cuerpo HTML</text:span></text:p><text:p><text:span text:style-name="T13"><text:tab/></text:span><text:span text:style-name="T13"><text:tab/></text:span></text:p><text:p><text:span text:style-name="T13"><text:tab/></text:span><text:span text:style-name="T13"><text:tab/></text:span></text:p><text:p><text:span text:style-name="T13"><text:tab/></text:span><text:span text:style-name="T15">}</text:span></text:p><text:p><text:span text:style-name="T13"><text:tab/></text:span><text:span text:style-name="T12">protected</text:span><text:span text:style-name="T13"> </text:span><text:span text:style-name="T16">void</text:span><text:span text:style-name="T13"> </text:span><text:span text:style-name="T14">doPost</text:span><text:span text:style-name="T15">(</text:span><text:span text:style-name="T13">HttpServletRequest request</text:span><text:span text:style-name="T15">,</text:span><text:span text:style-name="T13"> HttpServletResponse response</text:span><text:span text:style-name="T15">)</text:span><text:span text:style-name="T13"> </text:span><text:span text:style-name="T12">throws</text:span><text:span text:style-name="T13"> ServletException</text:span><text:span text:style-name="T15">,</text:span><text:span text:style-name="T13"> IOException </text:span><text:span text:style-name="T15">{</text:span></text:p><text:p><text:span text:style-name="T13"><text:tab/></text:span><text:span text:style-name="T15">}</text:span></text:p><text:p><text:span text:style-name="T13"/></text:p><text:p><text:span text:style-name="T15">}</text:span></text:p><text:p><text:span text:style-name="T13"/></text:p></draw:text-box></draw:frame></text:p>
      <text:p text:style-name="P26">Para el desarrollo de este servlet solo estuve un buen rato intentando descifrar si era correcto que no aumentara el valor de la variable, esto pasa dado que esta dentro del método do del servlet el cual es reenviado cada vez que la instancia de este responde por tal método digase doGET para peticiones GET.</text:p>
      <text:p text:style-name="P14"/>
      <text:p text:style-name="P14"/>
      <text:p text:style-name="P14"/>
      <text:p text:style-name="P14"/>
      <text:p text:style-name="P14"/>
      <text:p text:style-name="P14"/>
      <text:p text:style-name="P18"><text:soft-page-break/><text:span text:style-name="T11">4.-</text:span><text:span text:style-name="T7">Con base en el punto anterior mueva la variable implementada en el método service como propiedad del servlet. ¿Qué observa? ¿Qué diferencia existe entre la salida de éste ejercicio y el anterior?, justifique sus respuestas.</text:span></text:p>
      <text:p text:style-name="P27"/>
      <text:p text:style-name="P13"><draw:frame text:anchor-type="paragraph" draw:z-index="4" draw:name="Shape5" draw:style-name="gr5" draw:text-style-name="P38" svg:width="5.9094in" svg:height="6.326in" svg:x="0.1957in" svg:y="0in"><draw:text-box><text:p><text:span text:style-name="T13"/></text:p><text:p><text:span text:style-name="T12">public</text:span><text:span text:style-name="T13"> </text:span><text:span text:style-name="T12">class</text:span><text:span text:style-name="T13"> </text:span><text:span text:style-name="T14">Punto4</text:span><text:span text:style-name="T13"> </text:span><text:span text:style-name="T12">extends</text:span><text:span text:style-name="T13"> HttpServlet </text:span><text:span text:style-name="T15">{</text:span></text:p><text:p><text:span text:style-name="T13"><text:tab/></text:span><text:span text:style-name="T12">private</text:span><text:span text:style-name="T13"> </text:span><text:span text:style-name="T12">static</text:span><text:span text:style-name="T13"> </text:span><text:span text:style-name="T12">final</text:span><text:span text:style-name="T13"> </text:span><text:span text:style-name="T16">long</text:span><text:span text:style-name="T13"> serialVersionUID </text:span><text:span text:style-name="T15">=</text:span><text:span text:style-name="T13"> </text:span><text:span text:style-name="T15">1L;</text:span></text:p><text:p><text:span text:style-name="T13"><text:s text:c="2"/></text:span></text:p><text:p><text:span text:style-name="T13"><text:tab/></text:span><text:span text:style-name="T13">Integer x</text:span><text:span text:style-name="T15">=0;</text:span><text:span text:style-name="T13"> </text:span><text:span text:style-name="T28">//Declaramos una variable entera en el ambito del servlet</text:span></text:p><text:p><text:span text:style-name="T13"><text:tab/></text:span><text:span text:style-name="T13">String str</text:span><text:span text:style-name="T15">=</text:span><text:span text:style-name="T18">"&lt;br&gt;Aumentando variable X"</text:span><text:span text:style-name="T15">;</text:span><text:span text:style-name="T13"> </text:span><text:span text:style-name="T28">//Cadena a concatenar cada que aumente el valor</text:span></text:p><text:p><text:span text:style-name="T13"/></text:p><text:p><text:span text:style-name="T13"><text:s text:c="4"/></text:span><text:span text:style-name="T12">public</text:span><text:span text:style-name="T13"> </text:span><text:span text:style-name="T14">Punto4</text:span><text:span text:style-name="T15">()</text:span><text:span text:style-name="T13"> </text:span><text:span text:style-name="T15">{</text:span></text:p><text:p><text:span text:style-name="T13"><text:s text:c="8"/></text:span><text:span text:style-name="T12">super</text:span><text:span text:style-name="T15">();</text:span></text:p><text:p><text:span text:style-name="T13"><text:s text:c="6"/></text:span></text:p><text:p><text:span text:style-name="T13"><text:s text:c="4"/></text:span><text:span text:style-name="T15">}</text:span></text:p><text:p><text:span text:style-name="T13"><text:tab/></text:span><text:span text:style-name="T12">protected</text:span><text:span text:style-name="T13"> </text:span><text:span text:style-name="T16">void</text:span><text:span text:style-name="T13"> </text:span><text:span text:style-name="T14">doGet</text:span><text:span text:style-name="T15">(</text:span><text:span text:style-name="T13">HttpServletRequest request</text:span><text:span text:style-name="T15">,</text:span><text:span text:style-name="T13"> HttpServletResponse response</text:span><text:span text:style-name="T15">)</text:span><text:span text:style-name="T13"> </text:span><text:span text:style-name="T12">throws</text:span><text:span text:style-name="T13"> ServletException</text:span><text:span text:style-name="T15">,</text:span><text:span text:style-name="T13"> IOException </text:span><text:span text:style-name="T15">{</text:span></text:p><text:p><text:span text:style-name="T13"><text:tab/></text:span><text:span text:style-name="T13"><text:tab/></text:span></text:p><text:p><text:span text:style-name="T13"><text:tab/></text:span><text:span text:style-name="T13"><text:tab/></text:span><text:span text:style-name="T13">PrintWriter out</text:span><text:span text:style-name="T15">=</text:span><text:span text:style-name="T13">response</text:span><text:span text:style-name="T15">.</text:span><text:span text:style-name="T17">getWriter</text:span><text:span text:style-name="T15">();</text:span><text:span text:style-name="T28">//Instancia de objeto de flujo de </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respuesta</text:span></text:p><text:p><text:span text:style-name="T13"><text:tab/></text:span><text:span text:style-name="T13"><text:tab/></text:span><text:span text:style-name="T13">out</text:span><text:span text:style-name="T15">.</text:span><text:span text:style-name="T17">print</text:span><text:span text:style-name="T15">(</text:span><text:span text:style-name="T18">"&lt;html&gt;&lt;body&gt;"</text:span><text:span text:style-name="T15">);</text:span><text:span text:style-name="T28">//COmienza cuerpo HTML</text:span></text:p><text:p><text:span text:style-name="T13"><text:tab/></text:span><text:span text:style-name="T13"><text:tab/></text:span><text:span text:style-name="T13">out</text:span><text:span text:style-name="T15">.</text:span><text:span text:style-name="T17">print</text:span><text:span text:style-name="T15">(</text:span><text:span text:style-name="T18">"&lt;h2&gt;Variable dentro de doGet&lt;/h2&gt;"</text:span><text:span text:style-name="T15">);</text:span></text:p><text:p><text:span text:style-name="T13"><text:tab/></text:span><text:span text:style-name="T13"><text:tab/></text:span><text:span text:style-name="T13">out</text:span><text:span text:style-name="T15">.</text:span><text:span text:style-name="T17">print</text:span><text:span text:style-name="T15">(</text:span><text:span text:style-name="T13">x</text:span><text:span text:style-name="T15">+</text:span><text:span text:style-name="T18">"\n"</text:span><text:span text:style-name="T15">);</text:span></text:p><text:p><text:span text:style-name="T13"><text:tab/></text:span><text:span text:style-name="T13"><text:tab/></text:span><text:span text:style-name="T13">x</text:span><text:span text:style-name="T15">++;</text:span><text:span text:style-name="T28">//Aumento de la variable en cada llamada a doGet</text:span></text:p><text:p><text:span text:style-name="T13"><text:tab/></text:span><text:span text:style-name="T13"><text:tab/></text:span><text:span text:style-name="T13">out</text:span><text:span text:style-name="T15">.</text:span><text:span text:style-name="T17">print</text:span><text:span text:style-name="T15">(</text:span><text:span text:style-name="T13">str</text:span><text:span text:style-name="T15">);</text:span></text:p><text:p><text:span text:style-name="T13"><text:tab/></text:span><text:span text:style-name="T13"><text:tab/></text:span><text:span text:style-name="T13">str</text:span><text:span text:style-name="T15">=</text:span><text:span text:style-name="T13">str</text:span><text:span text:style-name="T15">+</text:span><text:span text:style-name="T13">str</text:span><text:span text:style-name="T15">;</text:span><text:span text:style-name="T28">//Concatenacion de la cadena en cada llamada a doGet</text:span></text:p><text:p><text:span text:style-name="T13"><text:tab/></text:span><text:span text:style-name="T13"><text:tab/></text:span><text:span text:style-name="T13">out</text:span><text:span text:style-name="T15">.</text:span><text:span text:style-name="T17">print</text:span><text:span text:style-name="T15">(</text:span><text:span text:style-name="T18">"&lt;/body&gt;&lt;/html&gt;"</text:span><text:span text:style-name="T15">);</text:span><text:span text:style-name="T28">//fin cuerpo HTML</text:span></text:p><text:p><text:span text:style-name="T13"><text:tab/></text:span><text:span text:style-name="T15">}</text:span></text:p><text:p><text:span text:style-name="T13"/></text:p><text:p><text:span text:style-name="T13"><text:tab/></text:span></text:p><text:p><text:span text:style-name="T12"><text:tab/></text:span><text:span text:style-name="T12">protected</text:span><text:span text:style-name="T13"> </text:span><text:span text:style-name="T16">void</text:span><text:span text:style-name="T13"> </text:span><text:span text:style-name="T14">doPost</text:span><text:span text:style-name="T15">(</text:span><text:span text:style-name="T13">HttpServletRequest request</text:span><text:span text:style-name="T15">,</text:span><text:span text:style-name="T13"> HttpServletResponse response</text:span><text:span text:style-name="T15">)</text:span><text:span text:style-name="T13"> </text:span><text:span text:style-name="T12">throws</text:span><text:span text:style-name="T13"> ServletException</text:span><text:span text:style-name="T15">,</text:span><text:span text:style-name="T13"> IOException </text:span><text:span text:style-name="T15">{</text:span></text:p><text:p><text:span text:style-name="T13"><text:tab/></text:span></text:p><text:p><text:span text:style-name="T13"><text:tab/></text:span><text:span text:style-name="T13"><text:tab/></text:span><text:span text:style-name="T13">doGet</text:span><text:span text:style-name="T15">(</text:span><text:span text:style-name="T13">request</text:span><text:span text:style-name="T15">,</text:span><text:span text:style-name="T13"> response</text:span><text:span text:style-name="T15">);</text:span></text:p><text:p><text:span text:style-name="T13"><text:tab/></text:span><text:span text:style-name="T15">}</text:span></text:p><text:p><text:span text:style-name="T15">}</text:span></text:p></draw:text-box></draw:frame></text:p>
      <text:p text:style-name="P14"/>
      <text:p text:style-name="P14"/>
      <text:p text:style-name="P16">Con base en el punto anterior puedo decir que como ahora la variable pertenece a la instancia del servlet que llamamos cada que recargamos la página o pedimos el recurso, esta se sigue guardando ya que no hay reinicialización de la variable cada vez que se llama el servlet ni el método.</text:p>
      <text:p text:style-name="P14"/>
      <text:p text:style-name="P13"/>
      <text:p text:style-name="P13"/>
      <text:p text:style-name="P13"/>
      <text:p text:style-name="P13"><text:soft-page-break/></text:p>
      <text:p text:style-name="P13"/>
      <text:p text:style-name="P13"/>
      <text:p text:style-name="P13"/>
      <text:p text:style-name="P13"/>
      <text:p text:style-name="P15"/>
      <text:p text:style-name="P4">Conclusiones</text:p>
      <text:p text:style-name="P1"/>
      <text:p text:style-name="P2">Al utilizar servlets podemos manejar el módulo controlador del patrón de diseño modelo-vista-controlador para poder gestionar las respuestas y comportamientos a seguir por parte de la página en el servidor al cual se están realizando las peticiones, cabe mecionar que debe ser de cuidado el ámbito de cada variable así como el control de flujo de datos dentro de la misma para poder manejar de manera correcta y no tan elaborada dentro de cada componente de la arquitectura.</text:p>
      <text:p text:style-name="P1"/>
      <text:p text:style-name="P3">Bibliografía:</text:p>
      <text:p text:style-name="P3"/>
      <text:p text:style-name="P37">Curso Web Application Development 2019-1. M. en C. Hermes Montes Casian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Helvetica Neue', Helvetica, Arial, sans-serif"/>
    <style:font-face style:name="Lohit Devanagari1" svg:font-family="'Lohit Devanagari'"/>
    <style:font-face style:name="Times New Roman" svg:font-family="'Times New Roman'"/>
    <style:font-face style:name="Liberation Mono" svg:font-family="'Liberation Mono'" style:font-family-generic="modern" style:font-pitch="fixed"/>
    <style:font-face style:name="TeXGyreSchola" svg:font-family="TeXGyreSchol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4T21:04:42.959478422</meta:creation-date>
    <dc:date>2018-10-01T11:43:50.465626051</dc:date>
    <meta:editing-duration>PT2H48M6S</meta:editing-duration>
    <meta:editing-cycles>16</meta:editing-cycles>
    <meta:generator>LibreOffice/6.1.2.1$Linux_X86_64 LibreOffice_project/10$Build-1</meta:generator>
    <meta:document-statistic meta:table-count="0" meta:image-count="0" meta:object-count="0" meta:page-count="6" meta:paragraph-count="26" meta:word-count="476" meta:character-count="2890" meta:non-whitespace-character-count="2432"/>
  </office:meta>
</office:document-meta>
</file>